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Standard">
      <style:text-properties officeooo:rsid="0006a086" officeooo:paragraph-rsid="0006a086"/>
    </style:style>
    <style:style style:name="P5" style:family="paragraph" style:parent-style-name="Standard">
      <style:text-properties officeooo:paragraph-rsid="00fbc9e2"/>
    </style:style>
    <style:style style:name="P6" style:family="paragraph" style:parent-style-name="Standard">
      <style:text-properties officeooo:rsid="000b4640" officeooo:paragraph-rsid="000b6085"/>
    </style:style>
    <style:style style:name="P7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8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9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10" style:family="paragraph" style:parent-style-name="Standard">
      <style:paragraph-properties fo:margin-left="1.251cm" fo:margin-right="0cm" fo:margin-top="0.199cm" fo:margin-bottom="0.199cm" loext:contextual-spacing="false" fo:text-align="justify" style:justify-single-word="false" fo:text-indent="0cm" style:auto-text-indent="false"/>
      <style:text-properties fo:font-weight="normal" officeooo:rsid="002ded57" style:font-weight-asian="normal" style:font-weight-complex="normal"/>
    </style:style>
    <style:style style:name="P11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12" style:family="paragraph" style:parent-style-name="Standard" style:list-style-name="L1">
      <style:text-properties fo:font-weight="bold" officeooo:rsid="0009c7d6" officeooo:paragraph-rsid="0009c7d6" style:font-weight-asian="bold" style:font-weight-complex="bold"/>
    </style:style>
    <style:style style:name="P13" style:family="paragraph" style:parent-style-name="Standard" style:list-style-name="L5">
      <style:text-properties officeooo:rsid="000b4640" officeooo:paragraph-rsid="000b6085"/>
    </style:style>
    <style:style style:name="P14" style:family="paragraph" style:parent-style-name="Standard" style:list-style-name="L2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15" style:family="paragraph" style:parent-style-name="Standard" style:list-style-name="L2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16" style:family="paragraph" style:parent-style-name="Standard" style:list-style-name="L2">
      <style:paragraph-properties fo:margin-top="0.101cm" fo:margin-bottom="0cm" loext:contextual-spacing="false"/>
      <style:text-properties officeooo:rsid="00192afb" officeooo:paragraph-rsid="009f5d2e"/>
    </style:style>
    <style:style style:name="P17" style:family="paragraph" style:parent-style-name="Standard" style:list-style-name="L2">
      <style:paragraph-properties fo:margin-top="0.101cm" fo:margin-bottom="0cm" loext:contextual-spacing="false"/>
      <style:text-properties officeooo:rsid="0009c7d6" officeooo:paragraph-rsid="000b6085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9c7d6" officeooo:paragraph-rsid="002d20f9"/>
    </style:style>
    <style:style style:name="P19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20" style:family="paragraph" style:parent-style-name="Standard" style:list-style-name="L1">
      <style:paragraph-properties fo:margin-top="0.3cm" fo:margin-bottom="0cm" loext:contextual-spacing="false"/>
      <style:text-properties officeooo:rsid="002d20f9" officeooo:paragraph-rsid="00cd3cc2"/>
    </style:style>
    <style:style style:name="P21" style:family="paragraph" style:parent-style-name="Standard" style:list-style-name="L1">
      <style:paragraph-properties fo:margin-top="0.199cm" fo:margin-bottom="0cm" loext:contextual-spacing="false"/>
      <style:text-properties officeooo:rsid="0009c7d6" officeooo:paragraph-rsid="002d20f9"/>
    </style:style>
    <style:style style:name="P22" style:family="paragraph" style:parent-style-name="Standard" style:list-style-name="L1">
      <style:paragraph-properties fo:margin-top="0.199cm" fo:margin-bottom="0cm" loext:contextual-spacing="false"/>
      <style:text-properties officeooo:rsid="0009c7d6" officeooo:paragraph-rsid="00a0ceec"/>
    </style:style>
    <style:style style:name="P23" style:family="paragraph" style:parent-style-name="Standard" style:list-style-name="L1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24" style:family="paragraph" style:parent-style-name="Standard" style:list-style-name="L7">
      <style:paragraph-properties fo:margin-top="0cm" fo:margin-bottom="0.101cm" loext:contextual-spacing="false" fo:text-align="start" style:justify-single-word="false"/>
      <style:text-properties officeooo:rsid="00161b0d" officeooo:paragraph-rsid="0143e69b"/>
    </style:style>
    <style:style style:name="P25" style:family="paragraph" style:parent-style-name="Standard" style:list-style-name="L7">
      <style:paragraph-properties fo:margin-top="0cm" fo:margin-bottom="0.101cm" loext:contextual-spacing="false"/>
      <style:text-properties officeooo:rsid="00074818" officeooo:paragraph-rsid="0143e69b"/>
    </style:style>
    <style:style style:name="P26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43e69b"/>
    </style:style>
    <style:style style:name="P27" style:family="paragraph" style:parent-style-name="Footer">
      <style:paragraph-properties fo:text-align="end" style:justify-single-word="false"/>
      <style:text-properties fo:font-size="8pt" officeooo:rsid="01450c4d" officeooo:paragraph-rsid="01450c4d" style:font-size-asian="8pt" style:font-size-complex="8pt"/>
    </style:style>
    <style:style style:name="P28" style:family="paragraph" style:parent-style-name="Text_20_body" style:list-style-name="L6">
      <style:paragraph-properties fo:text-align="start" style:justify-single-word="false"/>
      <style:text-properties officeooo:rsid="010a4d45" officeooo:paragraph-rsid="01435a86"/>
    </style:style>
    <style:style style:name="P29" style:family="paragraph" style:parent-style-name="Text_20_body" style:list-style-name="L6">
      <style:paragraph-properties fo:text-align="start" style:justify-single-word="false"/>
      <style:text-properties officeooo:rsid="0141af73" officeooo:paragraph-rsid="0141af73"/>
    </style:style>
    <style:style style:name="P30" style:family="paragraph" style:parent-style-name="Text_20_body" style:list-style-name="L6">
      <style:paragraph-properties fo:margin-top="0.199cm" fo:margin-bottom="0.25cm" loext:contextual-spacing="false" fo:text-align="start" style:justify-single-word="false"/>
      <style:text-properties officeooo:rsid="010a4d45" officeooo:paragraph-rsid="0141af73"/>
    </style:style>
    <style:style style:name="P31" style:family="paragraph" style:parent-style-name="Heading_20_1">
      <style:text-properties officeooo:paragraph-rsid="00f9d82c"/>
    </style:style>
    <style:style style:name="P32" style:family="paragraph" style:parent-style-name="Heading_20_3">
      <style:text-properties officeooo:rsid="0141af73" officeooo:paragraph-rsid="0141af73"/>
    </style:style>
    <style:style style:name="P33" style:family="paragraph" style:parent-style-name="Heading_20_3">
      <style:text-properties officeooo:paragraph-rsid="0143e69b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056af"/>
    </style:style>
    <style:style style:name="T4" style:family="text">
      <style:text-properties officeooo:rsid="00122fdf"/>
    </style:style>
    <style:style style:name="T5" style:family="text">
      <style:text-properties officeooo:rsid="0012f1f2"/>
    </style:style>
    <style:style style:name="T6" style:family="text">
      <style:text-properties officeooo:rsid="001461f7"/>
    </style:style>
    <style:style style:name="T7" style:family="text">
      <style:text-properties officeooo:rsid="001487d3"/>
    </style:style>
    <style:style style:name="T8" style:family="text">
      <style:text-properties officeooo:rsid="00161b0d"/>
    </style:style>
    <style:style style:name="T9" style:family="text">
      <style:text-properties officeooo:rsid="0016e9aa"/>
    </style:style>
    <style:style style:name="T10" style:family="text">
      <style:text-properties officeooo:rsid="00192afb"/>
    </style:style>
    <style:style style:name="T11" style:family="text">
      <style:text-properties officeooo:rsid="001a68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68d8" style:font-style-asian="italic" style:font-style-complex="italic"/>
    </style:style>
    <style:style style:name="T14" style:family="text">
      <style:text-properties fo:font-style="italic" officeooo:rsid="00427d59" style:font-style-asian="italic" style:font-style-complex="italic"/>
    </style:style>
    <style:style style:name="T15" style:family="text">
      <style:text-properties officeooo:rsid="001c5e9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6d0c2" style:font-weight-asian="bold" style:font-weight-complex="bold"/>
    </style:style>
    <style:style style:name="T18" style:family="text">
      <style:text-properties fo:font-weight="bold" officeooo:rsid="00f9d82c" style:font-weight-asian="bold" style:font-weight-complex="bold"/>
    </style:style>
    <style:style style:name="T19" style:family="text">
      <style:text-properties fo:font-weight="bold" officeooo:rsid="00382174" style:font-weight-asian="bold" style:font-weight-complex="bold"/>
    </style:style>
    <style:style style:name="T20" style:family="text">
      <style:text-properties fo:font-weight="bold" officeooo:rsid="00074818" style:font-weight-asian="bold" style:font-weight-complex="bold"/>
    </style:style>
    <style:style style:name="T21" style:family="text">
      <style:text-properties fo:font-weight="bold" officeooo:rsid="011f1e2a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3f7b6b"/>
    </style:style>
    <style:style style:name="T24" style:family="text">
      <style:text-properties officeooo:rsid="00427d59"/>
    </style:style>
    <style:style style:name="T25" style:family="text">
      <style:text-properties officeooo:rsid="00842ddf"/>
    </style:style>
    <style:style style:name="T26" style:family="text">
      <style:text-properties officeooo:rsid="00a87a09"/>
    </style:style>
    <style:style style:name="T27" style:family="text">
      <style:text-properties officeooo:rsid="00f9d82c"/>
    </style:style>
    <style:style style:name="T28" style:family="text">
      <style:text-properties officeooo:rsid="011fd87c"/>
    </style:style>
    <style:style style:name="T29" style:family="text">
      <style:text-properties officeooo:rsid="0143e69b"/>
    </style:style>
    <style:style style:name="T30" style:family="text">
      <style:text-properties officeooo:rsid="01458b3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Mów mi Python! <text:span text:style-name="T30">– materiały i metody</text:span></text:h>
      <text:p text:style-name="P5"><text:span text:style-name="T27">– czyli </text:span><text:span text:style-name="T18">p</text:span><text:span text:style-name="T16">rogramowani</text:span><text:span text:style-name="T19">e</text:span><text:span text:style-name="T16"> </text:span><text:span text:style-name="T20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4"/>
      <text:h text:style-name="P32" text:outline-level="3">Spis materiałów szkoleniowych</text:h>
      <text:list xml:id="list6552779784884459023" text:style-name="L1">
        <text:list-item>
          <text:p text:style-name="P12">Podstawy Pythona</text:p>
        </text:list-item>
      </text:list>
      <text:list xml:id="list9023376499383916196" text:style-name="L2">
        <text:list-item>
          <text:list>
            <text:list-item>
              <text:p text:style-name="P14">Toto Lotek</text:p>
              <text:p text:style-name="P16">Rozbudowany przykład wprowadzający podstawowe elementy języka, jak i programowania: zmienna, pobieranie i wyprowadzanie tekstu, proste typy danych, instrukcja warunkowa <text:span text:style-name="T13">if</text:span>, <text:span text:style-name="T11">wyrażenie logiczne, </text:span>pętla <text:span text:style-name="T12">for</text:span>, pętla <text:span text:style-name="T12">while</text:span>, <text:span text:style-name="T14">break</text:span><text:span text:style-name="T24">, </text:span><text:span text:style-name="T14">continue</text:span><text:span text:style-name="T24">, </text:span>złożone typy danych, lista, zbiór, <text:span text:style-name="T15">tupla, algorytm, poprawność algorytmu, obsługa wyjątków, funkcja, moduł.</text:span></text:p>
            </text:list-item>
            <text:list-item>
              <text:p text:style-name="P15">Python kreśli<text:span text:style-name="T22"> (Matplotlib)</text:span></text:p>
            </text:list-item>
          </text:list>
        </text:list-item>
      </text:list>
      <text:p text:style-name="P11">Materiał prezentujący tworzeni<text:span text:style-name="T26">e</text:span> wykresów oraz operacje matematyczne w Pythonie. <text:span text:style-name="T26">Zagadnienia: listy, notacja wycinkowa, wyrażenia listowe, wizualizacja danych.</text:span></text:p>
      <text:list xml:id="list125638421376858" text:continue-numbering="true" text:style-name="L2">
        <text:list-item>
          <text:list>
            <text:list-item>
              <text:p text:style-name="P17"><text:span text:style-name="T12">Python w przykładach</text:span> <text:span text:style-name="T10">– zestaw przykładów prezentujących praktyczne wykorzystanie wprowadzonych zagadnień</text:span></text:p>
            </text:list-item>
          </text:list>
        </text:list-item>
      </text:list>
      <text:list xml:id="list125639512895319" text:continue-list="list6552779784884459023" text:style-name="L1">
        <text:list-item>
          <text:p text:style-name="P20"><text:span text:style-name="T16">Gr</text:span><text:span text:style-name="T17">a</text:span><text:span text:style-name="T16"> robotów</text:span> (<text:span text:style-name="T12">Robot Game</text:span>, <text:span text:style-name="T23">rgkit</text:span>)</text:p>
        </text:list-item>
      </text:list>
      <text:p text:style-name="P10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p>
      <text:list xml:id="list125638641987822" text:continue-numbering="true" text:style-name="L1">
        <text:list-item>
          <text:p text:style-name="P21"><text:span text:style-name="T16">Gry w Pythonie</text:span> <text:span text:style-name="T3">(Pygame)</text:span></text:p>
        </text:list-item>
      </text:list>
      <text:p text:style-name="P7">Przykłady multimedialne prezentujące tworzenie i manipulowanie prostymi obiektami graficznymi (Pong, Kółko i krzyżyk) oraz graficzną wizualizację struktur danych (Życie Conwaya).</text:p>
      <text:list xml:id="list1764030173372164370" text:style-name="L3">
        <text:list-item>
          <text:list>
            <text:list-item>
              <text:p text:style-name="P18"><text:span text:style-name="T12">Pong</text:span> (wersja strukturalna i obiektowa)</text:p>
            </text:list-item>
            <text:list-item>
              <text:p text:style-name="P18"><text:span text:style-name="T12">Kółko i krzyżyk</text:span> (wersja strukturalna i obiektowa)</text:p>
            </text:list-item>
            <text:list-item>
              <text:p text:style-name="P18"><text:span text:style-name="T12">Życie Conwaya</text:span> (wersja strukturalna i obiektowa)</text:p>
            </text:list-item>
          </text:list>
        </text:list-item>
      </text:list>
      <text:list xml:id="list125639827203592" text:continue-list="list125638641987822" text:style-name="L1">
        <text:list-item>
          <text:p text:style-name="P22"><text:span text:style-name="T16">Bazy danych</text:span> w Pythonie <text:span text:style-name="T4">(SQLite)</text:span></text:p>
        </text:list-item>
      </text:list>
      <text:p text:style-name="P8">Przykłady wykorzystania bazy danych: model bazy, tabela, pole, rekord, klucz podstawowy, klucz obcy, relacje, połączenie z bazą, operacje CRUD (Create, Read, Update, Delete), podstawy języka SQL, kwerenda, system ORM, klasa, obiekt, właściwości.</text:p>
      <text:list xml:id="list5602338869349392293" text:style-name="L4">
        <text:list-item>
          <text:list>
            <text:list-item>
              <text:p text:style-name="P19"><text:span text:style-name="T5">Moduł </text:span>SQL</text:p>
            </text:list-item>
            <text:list-item>
              <text:p text:style-name="P19">Systemy ORM (Peewee i SQLAlchemy)</text:p>
            </text:list-item>
          </text:list>
        </text:list-item>
      </text:list>
      <text:list xml:id="list125639316318198" text:continue-list="list125639827203592" text:style-name="L1">
        <text:list-item>
          <text:p text:style-name="P23">Aplikacje internetowe</text:p>
        </text:list-item>
      </text:list>
      <text:p text:style-name="P9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p>
      <text:list xml:id="list3206507522126041555" text:style-name="L5">
        <text:list-item>
          <text:list>
            <text:list-item>
              <text:p text:style-name="P13"><text:soft-page-break/><text:span text:style-name="T12">Quiz</text:span> <text:span text:style-name="T6">(Flask)</text:span></text:p>
            </text:list-item>
            <text:list-item>
              <text:p text:style-name="P13"><text:span text:style-name="T12">ToDo</text:span> <text:span text:style-name="T6">(Flask, SQLite)</text:span></text:p>
            </text:list-item>
            <text:list-item>
              <text:p text:style-name="P13"><text:span text:style-name="T12">Quiz</text:span> ORM <text:span text:style-name="T7">(Flask)</text:span></text:p>
            </text:list-item>
            <text:list-item>
              <text:p text:style-name="P13"><text:span text:style-name="T12">Czat</text:span> (<text:span text:style-name="T7">Django</text:span>)</text:p>
            </text:list-item>
          </text:list>
        </text:list-item>
      </text:list>
      <text:p text:style-name="P6"/>
      <text:h text:style-name="Heading_20_3" text:outline-level="3">Materiały online</text:h>
      <text:list xml:id="list2955713141173623880" text:style-name="L6">
        <text:list-item>
          <text:p text:style-name="P30"><text:span text:style-name="T16">Wersja HTML</text:span>: <text:a xlink:type="simple" xlink:href="http://python101.readthedocs.org/" text:style-name="Internet_20_link" text:visited-style-name="Visited_20_Internet_20_Link">http://python101.readthedocs.org</text:a> <text:span text:style-name="T28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28">rtfd</text:span></text:a><text:a xlink:type="simple" xlink:href="http://python101.rtfd.org/" text:style-name="Internet_20_link" text:visited-style-name="Visited_20_Internet_20_Link">.org</text:a></text:p>
        </text:list-item>
        <text:list-item>
          <text:p text:style-name="P28"><text:span text:style-name="T16">Wersj</text:span><text:span text:style-name="T21">e</text:span><text:span text:style-name="T16"> źródłow</text:span><text:span text:style-name="T21">e</text:span>: <text:a xlink:type="simple" xlink:href="https://github.com/koduj-z-klasa/python101" text:style-name="Internet_20_link" text:visited-style-name="Visited_20_Internet_20_Link">https://github.com/koduj-z-klasa/python101</text:a></text:p>
        </text:list-item>
        <text:list-item>
          <text:p text:style-name="P29"><text:span text:style-name="T16">Forum Koduj z Klasą</text:span>: <text:a xlink:type="simple" xlink:href="http://discourse.kodujzklasa.pl/" text:style-name="Internet_20_link" text:visited-style-name="Visited_20_Internet_20_Link">http://discourse.kodujzklasa.pl</text:a></text:p>
        </text:list-item>
      </text:list>
      <text:h text:style-name="P33" text:outline-level="3"><text:span text:style-name="T29">Metody realizacji</text:span></text:h>
      <text:p text:style-name="P26">Cechy języka Python przedstawiane są na przykładach, których realizacja może przyjąć różn<text:span text:style-name="T8">e</text:span> form<text:span text:style-name="T8">y</text:span> w zależności od dostępnego czasu. <text:span text:style-name="T25">Zasada ogólna jest prosta: im więcej mamy czasu, tym więcej metod aktywizujących (kodowanie, testowanie, ćwiczenia, konsola Pythona, konsola Django itp.); im mniej, tym więcej metod podających (pokaz, wyjaśnienia najważniejszych fragmentów kodu, kopiuj-wklej). W niektórych materiałach (np. Robot Game, gry w Pygame) po skopiowaniu i wklejeniu kodu warto stosować zasadę uruchom-zmodyfikuj-uruchom.</text:span></text:p>
      <text:list xml:id="list8521446464326699183" text:style-name="L7">
        <text:list-item>
          <text:p text:style-name="P25"><text:span text:style-name="T8">P</text:span>rezentacja, <text:span text:style-name="T8">czyli uruchamianie gotowych przykładów</text:span> wraz z omówieniem najważniejszych fragmentów kodu.</text:p>
        </text:list-item>
        <text:list-item>
          <text:p text:style-name="P25"><text:span text:style-name="T8">W</text:span>spólne budowanie programów od podstaw: <text:span text:style-name="T8">kodowanie w edytorze, wklejanie bardziej skomplikowanych fragmentów kodu.</text:span></text:p>
        </text:list-item>
        <text:list-item>
          <text:p text:style-name="P25"><text:span text:style-name="T8">Ć</text:span>wicz<text:span text:style-name="T8">enia</text:span> w interpreterze Pythona <text:span text:style-name="T8">– niezbędne m. in. podczas wyjaśnianiu elementów języka oraz konstrukcji wykorzystywanych w przykładach.</text:span></text:p>
        </text:list-item>
        <text:list-item>
          <text:p text:style-name="P24">Ćwiczenia i zadania wykonywane samodzielnie przez uczestnikó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8pt" officeooo:rsid="01450c4d" officeooo:paragraph-rsid="01450c4d" style:font-size-asian="8pt" style:font-size-complex="8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header>
      <style:footer>
        <text:p text:style-name="MP4">(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2:56:37.744325267</dc:date>
    <meta:editing-duration>PT9H16M56S</meta:editing-duration>
    <meta:editing-cycles>314</meta:editing-cycles>
    <meta:generator>LibreOffice/4.3.3.2$Linux_x86 LibreOffice_project/430m0$Build-2</meta:generator>
    <dc:creator>smaster </dc:creator>
    <meta:document-statistic meta:table-count="1" meta:image-count="0" meta:object-count="0" meta:page-count="2" meta:paragraph-count="39" meta:word-count="443" meta:character-count="3506" meta:non-whitespace-character-count="3121"/>
  </office:meta>
</office:document-meta>
</file>